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fo:text-align="center" style:justify-single-word="false"/>
      <style:text-properties officeooo:paragraph-rsid="000ee1aa"/>
    </style:style>
    <style:style style:name="P2" style:family="paragraph" style:parent-style-name="Text_20_body">
      <style:text-properties officeooo:rsid="000ee1aa" officeooo:paragraph-rsid="000ee1aa"/>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style:font-name="Calibri" fo:font-size="20pt" fo:language="en" fo:country="US" style:font-size-asian="20pt"/>
    </style:style>
    <style:style style:name="T2" style:family="text">
      <style:text-properties style:font-name="Calibri" fo:font-size="20pt" fo:language="ro" fo:country="RO" style:font-size-asian="20pt"/>
    </style:style>
    <style:style style:name="T3" style:family="text">
      <style:text-properties fo:font-size="20pt" fo:language="en" fo:country="US" style:font-size-asian="20pt"/>
    </style:style>
    <style:style style:name="T4" style:family="text">
      <style:text-properties fo:font-size="20pt" fo:language="ro" fo:country="RO" style:font-size-asian="20pt"/>
    </style:style>
    <style:style style:name="T5" style:family="text">
      <style:text-properties style:font-name="Liberation Serif" fo:font-size="20pt" fo:language="en" fo:country="US" style:font-size-asian="20pt"/>
    </style:style>
    <style:style style:name="T6" style:family="text">
      <style:text-properties style:font-name="Liberation Serif" fo:font-size="20pt" fo:language="ro" fo:country="RO" style:font-size-asian="20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TEM</text:span><text:span text:style-name="T6">Ă - </text:span><text:span text:style-name="T5">Shared Memory</text:span></text:p>
      <text:p text:style-name="P2">Procesul de citire a memoriei implica urmatorii pasi:</text:p>
      <text:list text:style-name="L1">
        <text:list-item>
          <text:p text:style-name="P4">Citirea continutului memoriei</text:p>
        </text:list-item>
        <text:list-item>
          <text:p text:style-name="P4">Aruncarea banului (utilizarea unui algoritm de generare a numerelor aleatoare)</text:p>
        </text:list-item>
        <text:list-item>
          <text:p text:style-name="P4">Scrierea in memorie a urmatorului numar, daca rezultatul aruncarii banului este 2</text:p>
        </text:list-item>
        <text:list-item>
          <text:p text:style-name="P3">Eliberarea semaforului Semaforul este necesar pentru a proteja memoria de accesul simultan din partea mai multor procese, deoarece aceasta poate duce la modificarea neintentionata a datelor din memoria sau la citirea datelor intr-o ordine gresita. Procesele sunt aplicatii individuale care ruleaza pe sistemul de operare si pot avea mai multe fire de executie care ruleaza in paralel, dar care sunt interconectate. De exemplu, Skype trimite si primeste mesaje prin intermediul a doua fire de executie separate, in timp ce Chrome creeaza un proces separat pentru fiecare tab pentru a preveni rasunarea unui crash pe mai multe tab-uri. Acest lucru este studiat in domenii precum modelarea, programarea paralela si sisteme concurente. In materia curenta, sistemele de operare, se studiaza modul in care procesele sunt create si gestionate de sistemul de operare.</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4T23:57:52.825000000</meta:creation-date>
    <dc:date>2023-01-05T00:01:34.440000000</dc:date>
    <meta:editing-duration>PT3M42S</meta:editing-duration>
    <meta:editing-cycles>1</meta:editing-cycles>
    <meta:document-statistic meta:table-count="0" meta:image-count="0" meta:object-count="0" meta:page-count="1" meta:paragraph-count="6" meta:word-count="171" meta:character-count="1128" meta:non-whitespace-character-count="967"/>
    <meta:generator>LibreOffice/7.4.3.2$Windows_X86_64 LibreOffice_project/1048a8393ae2eeec98dff31b5c133c5f1d08b890</meta:generator>
  </office:meta>
</office:document-meta>
</file>